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f9cc" draw:textarea-horizontal-align="justify" draw:textarea-vertical-align="middle" draw:auto-grow-height="false" fo:min-height="4.666cm" fo:min-width="4.646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390099" draw:textarea-horizontal-align="justify" draw:textarea-vertical-align="middle" draw:auto-grow-height="false" fo:min-height="12.546cm" fo:min-width="12.32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90099" draw:marker-start-width="0.359cm" draw:marker-end-width="0.359cm" draw:fill-color="#390099" draw:textarea-horizontal-align="justify" draw:textarea-vertical-align="middle" draw:auto-grow-height="false" fo:min-height="3.708cm" fo:min-width="6.57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943cm" fo:min-width="3.975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solid" draw:fill-color="#c7f9cc" draw:textarea-vertical-align="middle" fo:padding-top="0.178cm" fo:padding-bottom="0.178cm" fo:padding-left="0.303cm" fo:padding-right="0.303cm"/>
    </style:style>
    <style:style style:name="P1" style:family="paragraph">
      <loext:graphic-properties draw:fill-color="#c7f9cc"/>
      <style:paragraph-properties fo:text-align="center"/>
    </style:style>
    <style:style style:name="P2" style:family="paragraph">
      <loext:graphic-properties draw:fill-color="#390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c7f9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276cm" svg:height="6.952cm" svg:x="6.821cm" svg:y="6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8.288cm" svg:height="18.244cm" svg:x="1.50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4.351cm" svg:height="12.192cm" svg:x="3.513cm" svg:y="15.732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29.46063236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6.477cm" svg:height="6.079cm" svg:x="7.35cm" svg:y="6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778cm" svg:y1="14.716cm" svg:x2="10.652cm" svg:y2="28.051cm">
          <text:p/>
        </draw:line>
        <draw:line draw:style-name="gr5" draw:text-style-name="P4" draw:layer="layout" svg:x1="18.653cm" svg:y1="14.462cm" svg:x2="10.652cm" svg:y2="28.0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2:02:00.815027924</meta:creation-date>
    <dc:date>2022-10-21T12:39:39.000089165</dc:date>
    <meta:editing-duration>PT4S</meta:editing-duration>
    <meta:editing-cycles>2</meta:editing-cycles>
    <meta:generator>LibreOffice/6.4.7.2$Linux_X86_64 LibreOffice_project/40$Build-2</meta:generator>
    <meta:document-statistic meta:object-count="6"/>
  </office:meta>
</office:document-meta>
</file>